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0">
        <draw:text-box fo:min-height="0.041cm">
          <text:p text:style-name="Text_20_body"/>
        </draw:text-box>
      </draw:frame>
      <draw:frame draw:style-name="fr1" draw:name="global-zeroclipboard-html-bridge" text:anchor-type="page" text:anchor-page-number="1" svg:x="0cm" svg:y="-264.557cm" svg:width="0.041cm" draw:z-index="1">
        <draw:text-box fo:min-height="0.041cm">
          <text:p text:style-name="Text_20_body"/>
        </draw:text-box>
      </draw:frame>
      <draw:frame draw:style-name="fr1" draw:name="global-zeroclipboard-html-bridge" text:anchor-type="page" text:anchor-page-number="1" svg:x="0.212cm" svg:y="3.836cm" svg:width="16.748cm" draw:z-index="2">
        <draw:text-box fo:min-height="0.397cm">
          <text:p text:style-name="Text_20_body"/>
        </draw:text-box>
      </draw:frame>
      <draw:frame draw:style-name="fr1" draw:name="global-zeroclipboard-html-bridge" text:anchor-type="page" text:anchor-page-number="1" svg:x="0cm" svg:y="-264.557cm" svg:width="0.041cm" draw:z-index="3">
        <draw:text-box fo:min-height="0.041cm">
          <text:p text:style-name="Text_20_body"/>
        </draw:text-box>
      </draw:frame>
      <draw:frame draw:style-name="fr1" draw:name="global-zeroclipboard-html-bridge" text:anchor-type="page" text:anchor-page-number="1" svg:x="0cm" svg:y="-264.557cm" svg:width="0.041cm" draw:z-index="4">
        <draw:text-box fo:min-height="0.041cm">
          <text:p text:style-name="Text_20_body"/>
        </draw:text-box>
      </draw:frame>
      <draw:frame draw:style-name="fr1" draw:name="global-zeroclipboard-html-bridge" text:anchor-type="page" text:anchor-page-number="1" svg:x="0cm" svg:y="-264.557cm" svg:width="0.041cm" draw:z-index="5">
        <draw:text-box fo:min-height="0.041cm">
          <text:p text:style-name="Text_20_body"/>
        </draw:text-box>
      </draw:frame>
      <text:h text:style-name="Heading_20_1" text:outline-level="1"><text:bookmark text:name="_ref301264174"/><text:bookmark text:name="TI000000195"/>Глава 6. Удаление системы</text:h>
      <text:h text:style-name="Heading_20_2" text:outline-level="2"><text:bookmark text:name="TI000000196"/><text:bookmark text:name="IssOgl1_6.1_Удаление_кластера_серверов_под_Windows"/>6.1. Удаление кластера серверов под Windows</text:h>
      <text:p text:style-name="Text_20_body">Удаление сервера «1С:Предприятие» выполняется специальной программой, которая удаляет компоненты системы с жесткого диска компьютера, производит изменения в меню Пуск и системной информации Microsoft Windows.</text:p>
      <text:p text:style-name="Text_20_body">Перед удалением необходимо завершить работу сервера «1С:Предприятия».</text:p>
      <text:p text:style-name="Text_20_body">Для удаления системы «1С:Предприятие» необходимо выполнить следующие действия:</text:p>
      <text:p text:style-name="Text_20_body">1. Запустить панель управления операционной системы Microsoft Windows и щелкнуть мышью пиктограмму Установка и удаление программ (Программы и компоненты для Windows Vista и выше).</text:p>
      <text:p text:style-name="Text_20_body">2. Если необходимо, в выданном на экран диалоге щелкнуть мышью на пиктограмме Замена или удаление.</text:p>
      <text:p text:style-name="Text_20_body">3. В списке установленных программ выбрать строку 1С Предприятие 8.3 (8.3.X.YYY) и нажать кнопку Удалить.</text:p>
      <text:p text:style-name="Text_20_body">Будет задан вопрос о необходимости выполнения удаления. В случае утвердительного ответа будет запущено удаление выбранной версии с компьютера и выполнение необходимых изменений в системной информации.</text:p>
      <text:h text:style-name="Heading_20_2" text:outline-level="2"><text:bookmark text:name="TI000000197"/><text:bookmark text:name="IssOgl1_6.2_Удаление_кластера_серверов_под_Linux"/>6.2. Удаление кластера серверов под Linux</text:h>
      <text:p text:style-name="Text_20_body">Для удаления сервера «1С:Предприятия» с компьютера следует воспользоваться программой менеджера пакетов используемой операционной системы. В данном разделе приведен пример использования менеджера пакетов rpm.</text:p>
      <text:p text:style-name="Text_20_body">ВНИМАНИЕ! Как и установка, удаление должно выполняться от лица пользователя root.</text:p>
      <text:p text:style-name="Text_20_body">Перед удалением необходимо завершить работу кластера серверов, для чего следует выполнить команду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/etc/init.d/srv1cv83 stop</text:p>
      <text:p text:style-name="Text_20_body">Для удаления следует выполнить команду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pm -e &lt;Имя_пакета_rpm&gt;</text:p>
      <text:p text:style-name="Text_20_body">&lt;Имя_пакета_rpm&gt; в данном случае ‑ это имя установленного rpm-пакета «1С:Предприятия». Имя установленного rpm-пакета соответствует названию файла пакета, без суффикса «.i386.rpm», например, 1C_Enterprise83-common-8.3.3-100. Таким образом, для удаления пакета 1C_Enterprise83-common-8.3.3-100.i386.rpm следует ввести команду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rpm -e 1C_Enterprise83-common-8.3.3-100</text:p>
      <text:p text:style-name="Text_20_body">Удаление rpm-пакетов должно выполняться в порядке, обратном установке, чтобы зависимый пакет удалялся до того пакета, от которого он зависит. В применении к «1С:Предприятию» это означает, что rpm-пакет 1C_Enterprise83-common должен быть удален в последнюю очередь.</text:p>
      <text:p text:style-name="Text_20_body">Также можно выполнить удаление rpm-пакетов командой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3"><text:soft-page-break/>rpm -e`rpm -qa|grep 1C_`</text:p>
      <text:p text:style-name="Text_20_body">Данная команда удалит все установленные пакеты, которые начинаются с префикса «1C_». Зависимости будут отслежены автоматически.</text:p>
      <text:p text:style-name="Text_20_body">Для других пакетных менеджеров существуют аналогичные команды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64cm" fo:margin-left="0.529cm" fo:margin-right="0.46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6:39:25.588267539</meta:creation-date>
    <dc:date>2018-11-29T07:06:47.937586851</dc:date>
    <meta:editing-duration>PT17M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06" meta:character-count="2516" meta:non-whitespace-character-count="2233"/>
  </office:meta>
</office:document-meta>
</file>